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7333" officeooo:paragraph-rsid="000c7333"/>
    </style:style>
    <style:style style:name="T1" style:family="text">
      <style:text-properties officeooo:rsid="000ded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re once was a tortoise jogging around the park. <text:span text:style-name="T1">As the tortoise was jogging he smelt the fresh aroma of grass and radiant sunlight creating the feeling of warmth. Then suddenly the boisterous hare started running which annoyed the tortoise who was peacefully enjoying natur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7T16:53:16.940109171</meta:creation-date>
    <meta:generator>LibreOffice/6.4.7.2$Linux_X86_64 LibreOffice_project/40$Build-2</meta:generator>
    <dc:date>2021-06-17T17:03:43.293247239</dc:date>
    <meta:editing-duration>PT9M33S</meta:editing-duration>
    <meta:editing-cycles>2</meta:editing-cycles>
    <meta:document-statistic meta:table-count="0" meta:image-count="0" meta:object-count="0" meta:page-count="1" meta:paragraph-count="1" meta:word-count="45" meta:character-count="279" meta:non-whitespace-character-count="234"/>
  </office:meta>
</office:document-meta>
</file>